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310000006C5D84F6C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2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Heading_20_3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75630240" text:id="ct275630240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547680176" text:id="ct547680176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548670400" text:id="ct548670400">
          <text:deletion>
            <office:change-info>
              <dc:creator>Bob Jacobsen</dc:creator>
              <dc:date>2013-11-29T11:38:00</dc:date>
            </office:change-info>
            <text:p text:style-name="Standard">12</text:p>
          </text:deletion>
        </text:changed-region>
        <text:changed-region xml:id="ct369846176" text:id="ct369846176">
          <text:insertion>
            <office:change-info>
              <dc:creator>Bob Jacobsen</dc:creator>
              <dc:date>2013-11-29T11:37:00</dc:date>
            </office:change-info>
          </text:insertion>
        </text:changed-region>
        <text:changed-region xml:id="ct566923984" text:id="ct566923984">
          <text:insertion>
            <office:change-info>
              <dc:creator>Bob Jacobsen</dc:creator>
              <dc:date>2013-11-29T11:48:00</dc:date>
            </office:change-info>
          </text:insertion>
        </text:changed-region>
        <text:changed-region xml:id="ct500886448" text:id="ct500886448">
          <text:insertion>
            <office:change-info>
              <dc:creator>Bob Jacobsen</dc:creator>
              <dc:date>2013-11-29T11:49:00</dc:date>
            </office:change-info>
          </text:insertion>
        </text:changed-region>
        <text:changed-region xml:id="ct547517568" text:id="ct547517568">
          <text:insertion>
            <office:change-info>
              <dc:creator>Bob Jacobsen</dc:creator>
              <dc:date>2013-11-29T11:50:00</dc:date>
            </office:change-info>
          </text:insertion>
        </text:changed-region>
        <text:changed-region xml:id="ct548738064" text:id="ct548738064">
          <text:insertion>
            <office:change-info>
              <dc:creator>Bob Jacobsen</dc:creator>
              <dc:date>2013-11-29T11:51:00</dc:date>
            </office:change-info>
          </text:insertion>
        </text:changed-region>
        <text:changed-region xml:id="ct548827376" text:id="ct548827376">
          <text:insertion>
            <office:change-info>
              <dc:creator>Bob Jacobsen</dc:creator>
              <dc:date>2013-11-29T11:52:00</dc:date>
            </office:change-info>
          </text:insertion>
        </text:changed-region>
        <text:changed-region xml:id="ct566756848" text:id="ct566756848">
          <text:insertion>
            <office:change-info>
              <dc:creator>Bob Jacobsen</dc:creator>
              <dc:date>2013-11-29T11:53:00</dc:date>
            </office:change-info>
          </text:insertion>
        </text:changed-region>
        <text:changed-region xml:id="ct87277200" text:id="ct87277200">
          <text:insertion>
            <office:change-info>
              <dc:creator>Bob Jacobsen</dc:creator>
              <dc:date>2013-11-29T11:54:00</dc:date>
            </office:change-info>
          </text:insertion>
        </text:changed-region>
        <text:changed-region xml:id="ct548886864" text:id="ct548886864">
          <text:insertion>
            <office:change-info>
              <dc:creator>Bob Jacobsen</dc:creator>
              <dc:date>2013-11-29T11:55:00</dc:date>
            </office:change-info>
          </text:insertion>
        </text:changed-region>
        <text:changed-region xml:id="ct566906832" text:id="ct566906832">
          <text:insertion>
            <office:change-info>
              <dc:creator>Bob Jacobsen</dc:creator>
              <dc:date>2013-11-29T11:57:00</dc:date>
            </office:change-info>
          </text:insertion>
        </text:changed-region>
        <text:changed-region xml:id="ct497601056" text:id="ct497601056">
          <text:insertion>
            <office:change-info>
              <dc:creator>Bob Jacobsen</dc:creator>
              <dc:date>2013-11-29T11:58:00</dc:date>
            </office:change-info>
          </text:insertion>
        </text:changed-region>
        <text:changed-region xml:id="ct500658816" text:id="ct500658816">
          <text:insertion>
            <office:change-info>
              <dc:creator>Bob Jacobsen</dc:creator>
              <dc:date>2013-11-29T11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The OpenLCB suite of protocols can be used on multiple physical transports; this document describes the specifics that relate to using a TCP/IP link as a link layer. This specification defines unique headers to provide message traceability, node addressing and priority management.</text:p>
      <text:h text:style-name="Heading_20_1" text:outline-level="1">Intended Use (Informative)</text:h>
      <text:p text:style-name="Standard">This Standard is intended for use whenever OpenLCB nodes are communicating over a reliable byte-stream link, e.g. a TCP/IP connection. It is not intended to cover OpenLCB communications over other types of communications links.</text:p>
      <text:h text:style-name="Heading_20_1" text:outline-level="1">References and Context (Normative)</text:h>
      <text:p text:style-name="Standard"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5599217280743019560" text:style-name="L1">
        <text:list-item>
          <text:p text:style-name="P12">The OpenLCB Unique Identifiers Standard, which specifies the mechanism(s) for providing a unique identifier for each node</text:p>
        </text:list-item>
      </text:list>
      <text:p text:style-name="Standard">Each OpenLCB node (independent of transport layer in use) shall have a unique identifier. <text:s/>When using a CAN bus transport, that identifier shall be used as its node identifier (NodeID).</text:p>
      <text:p text:style-name="Standard">For more information on format and presentation, see: </text:p>
      <text:list xml:id="list9169730947860491332" text:style-name="L2">
        <text:list-item>
          <text:p text:style-name="P13">OpenLCB Common Information Technical Note</text:p>
        </text:list-item>
      </text:list>
      <text:h text:style-name="Heading_20_1" text:outline-level="1">Message Format (Normative)</text:h>
      <text:p text:style-name="Standard">Individual messages are preceded by a preamble that contains: </text:p>
      <text:list xml:id="list4289670154655576450" text:style-name="L3">
        <text:list-item>
          <text:p text:style-name="P14">Flags - 16 bit quantity. </text:p>
          <text:list>
            <text:list-item>
              <text:p text:style-name="P14">The most significant bit indicates whether the remaining message is a common OpenLCB message (1) or a link control message (0). </text:p>
              <text:list>
                <text:list-item>
                  <text:p text:style-name="P14">The 2nd most significant bit is a chaining bit, indicating that another header is contained within this one. </text:p>
                </text:list-item>
                <text:list-item>
                  <text:p text:style-name="P14"><text:soft-page-break/>The next 2 bits, the rest of the upper nibble of the flags, are reserved. They should be sent as zero and checked as zero on receipt. </text:p>
                </text:list-item>
                <text:list-item>
                  <text:p text:style-name="P14"><text:change-start text:change-id="ct275630240"/>The 0x0030 bits are used to indicate multiple-part messages</text:p>
                  <text:list>
                    <text:list-item>
                      <text:p text:style-name="P14">0b00 indicates a single-part message.</text:p>
                    </text:list-item>
                    <text:list-item>
                      <text:p text:style-name="P14">0b01 indicates the first part of a multiple-part message</text:p>
                    </text:list-item>
                    <text:list-item>
                      <text:p text:style-name="P14">0b11 indicates <text:span text:style-name="T4">the</text:span> center part of a multiple part message</text:p>
                    </text:list-item>
                    <text:list-item>
                      <text:p text:style-name="P14">0b10 indicates the last part of a multiple-part message</text:p>
                    </text:list-item>
                  </text:list>
                </text:list-item>
                <text:list-item>
                  <text:p text:style-name="P14"><text:change-end text:change-id="ct275630240"/>The lower <text:change-start text:change-id="ct547680176"/>10<text:change-end text:change-id="ct547680176"/><text:change text:change-id="ct548670400"/>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4">Number of bytes in rest of message, a 24-bit quantity. This includes both the rest of the prefix and the actual message content.</text:p>
        </text:list-item>
        <text:list-item>
          <text:p text:style-name="P14">Originating node/gateway Node ID – the Node ID of the node or gateway that sent/forwarded this message onto the link. May or may not be the original source of the message.</text:p>
        </text:list-item>
        <text:list-item>
          <text:p text:style-name="P14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/text:p>
        </text:list-item>
      </text:list>
      <text:p text:style-name="Standard">The message itself is sent in the order:</text:p>
      <text:list xml:id="list8635977305852681234" text:style-name="L4">
        <text:list-item>
          <text:p text:style-name="P15">MTI – 16 bits total.</text:p>
        </text:list-item>
        <text:list-item>
          <text:p text:style-name="P15">Source Node ID – the full node ID of the node originating the message</text:p>
        </text:list-item>
        <text:list-item>
          <text:p text:style-name="P15">Destination Node ID (if indicated by the MTI) – the full node ID of the destination node</text:p>
        </text:list-item>
        <text:list-item>
          <text:p text:style-name="P15">Event ID (if indicated by the MTI) – an Event ID</text:p>
        </text:list-item>
        <text:list-item>
          <text:p text:style-name="P15">Other content – in byte order</text:p>
        </text:list-item>
      </text:list>
      <text:h text:style-name="Heading_20_2" text:outline-level="2">Link Control Messages</text:h>
      <text:h text:style-name="Heading_20_3" text:outline-level="3">Status Request</text:h>
      <text:h text:style-name="Heading_20_3" text:outline-level="3">Status Reply</text:h>
      <text:h text:style-name="Heading_20_3" text:outline-level="3">Drop Link Request</text:h>
      <text:h text:style-name="Heading_20_3" text:outline-level="3">Drop Link Reply</text:h>
      <text:p text:style-name="Standard"/>
      <text:h text:style-name="Heading_20_1" text:outline-level="1">States<text:change-start text:change-id="ct369846176"/></text:h>
      <text:h text:style-name="Heading_20_2" text:outline-level="2">Multiple-part Messages<text:change-end text:change-id="ct369846176"/><text:change-start text:change-id="ct566923984"/></text:h>
      <text:p text:style-name="Standard"><text:change-end text:change-id="ct566923984"/><text:change-start text:change-id="ct500886448"/>Multiple messages with a non-zero value of the multipart-message field in the prefix may, but need not be, combined into <text:change-end text:change-id="ct500886448"/><text:change-start text:change-id="ct547517568"/>a single message. This process shall:</text:p>
      <text:list xml:id="list453132953245703411" text:style-name="L5">
        <text:list-item>
          <text:p text:style-name="P16"><text:soft-page-break/>Preserve the order of the message contents</text:p>
        </text:list-item>
        <text:list-item>
          <text:p text:style-name="P16">Only combine message parts with equal values of MTI, source node ID and (if <text:span text:style-name="T4">the</text:span> presence of on<text:change-end text:change-id="ct547517568"/><text:change-start text:change-id="ct548738064"/>e is indicated by the MTI) destination node ID.</text:p>
        </text:list-item>
        <text:list-item>
          <text:p text:style-name="P16">Only combine message parts when all contained prefix(es) contain the same value(s) in the matching originating node/gateway Node ID field.</text:p>
        </text:list-item>
        <text:list-item>
          <text:p text:style-name="P16"><text:change-end text:change-id="ct548738064"/><text:change-start text:change-id="ct548827376"/>Only combine parts if the first part combined has a <text:change-end text:change-id="ct548827376"/><text:change-start text:change-id="ct566756848"/>1 in the 0x0010 bit, the last part combined has a 1 in the 0x0020 bit, and parts that are neither first nor last have a 0x11 in the 0x00<text:change-end text:change-id="ct566756848"/><text:change-start text:change-id="ct87277200"/>30 field of the prefix.</text:p>
        </text:list-item>
      </text:list>
      <text:p text:style-name="Standard">The value of <text:span text:style-name="T4">the</text:span> 0x0020 bit in the resulting prefix shall come <text:span text:style-name="T4">from</text:span> the 1<text:span text:style-name="T5">st</text:span> part combined. The value of the 0x0010<text:change-end text:change-id="ct87277200"/><text:change-start text:change-id="ct548886864"/> bit in the resulting prefix shall come from the last part combined.<text:change-end text:change-id="ct548886864"/><text:change-start text:change-id="ct566906832"/>The contained prefixes shall <text:change-end text:change-id="ct566906832"/><text:change-start text:change-id="ct497601056"/>be updated to include the full data count, and the lowest seen value of the message capture time at the originating gateway.<text:change-end text:change-id="ct497601056"/></text:p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<text:change-start text:change-id="ct500658816"/> and sets the chaining bit<text:change-end text:change-id="ct500658816"/>. <text:s/>The transmission is then the newest prefix, all prefix prefixes in reverse time order, <text:span text:style-name="T4">and then the OpenLCB message.</text:span></text:p>
      <text:h text:style-name="P18" text:outline-level="2">Link Control Interactions</text:h>
      <text:h text:style-name="P19" text:outline-level="3">Status Request</text:h>
      <text:p text:style-name="P11">One node sends Status Request with proper header(s). <text:s/>The other replies Status Report.</text:p>
      <text:h text:style-name="P19" text:outline-level="3">Drop Link</text:h>
      <text:p text:style-name="P11">To close a link: <text:s/>Send Drop Link Request, wait for Drop Link Reply</text:p>
      <text:h text:style-name="Heading_20_1" text:outline-level="1">TCP-specific Link Control Transmissions and Interactions (Normative)</text:h>
      <text:h text:style-name="Heading_20_2" text:outline-level="2">Format</text:h>
      <text:h text:style-name="Heading_20_2" text:outline-level="2">States</text:h>
      <text:h text:style-name="Heading_20_2" text:outline-level="2">Interactions</text:h>
      <text:p text:style-name="Standard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Message Format (Normative)<text:tab/>1</text:p>
          <text:p text:style-name="P10"><text:s/>5 States<text:tab/>2</text:p>
          <text:p text:style-name="P10"><text:s/>6 Interactions<text:tab/>2</text:p>
          <text:p text:style-name="P10"><text:s/>7 TCP-specific Link Control Transmissions and Interactions (Normative)<text:tab/>3</text:p>
          <text:p text:style-name="P9"><text:s/>7.1 Format<text:tab/>3</text:p>
          <text:p text:style-name="P9"><text:s/>7.2 States<text:tab/>3</text:p>
          <text:p text:style-name="P9"><text:s/>7.3 Interactions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TCP Transfer Standard</text:p>
      </style:header>
      <style:footer>
        <text:p text:style-name="MP4"><text:span text:style-name="Page_20_Number"><text:span text:style-name="MT2">Copyright 2013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11-29T12:07:41">Nov 29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TCP Transfer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11-29T12:07:41">Nov 29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Text_20_body"><text:span text:style-name="Page_20_Number"><text:span text:style-name="MT2">Copyright 2013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3-11-29T12:07:41">Nov 29, 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85</meta:editing-cycles>
    <meta:editing-duration>PT13H12M35S</meta:editing-duration>
    <meta:generator>OpenOffice/4.0.0$Unix OpenOffice.org_project/400m3$Build-9702</meta:generator>
    <dc:date>2013-11-29T12:07:41</dc:date>
    <dc:creator>Bob Jacobsen</dc:creator>
    <meta:document-statistic meta:table-count="1" meta:image-count="1" meta:object-count="0" meta:page-count="4" meta:paragraph-count="76" meta:word-count="935" meta:character-count="5549"/>
    <meta:user-defined meta:name="Info 1"/>
    <meta:user-defined meta:name="Info 2"/>
    <meta:user-defined meta:name="Info 3"/>
    <meta:user-defined meta:name="Info 4"/>
  </office:meta>
</office:document-meta>
</file>